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1bb6b0" officeooo:paragraph-rsid="001bb6b0"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1bb6b0" officeooo:paragraph-rsid="001bb6b0"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1bb6b0" officeooo:paragraph-rsid="001bb6b0" style:font-weight-asian="bold" style:font-weight-complex="bold"/>
    </style:style>
    <style:style style:name="T1" style:family="text">
      <style:text-properties officeooo:rsid="001b593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BCAPA MAC</text:p>
      <text:p text:style-name="P1"/>
      <text:p text:style-name="P1">En las redes inalámbricas no es posible utilizar el protocolo CSMA/CD para llevar a cabo el control de acceso al medio (IEEE 802.3), ya que las estaciones no pueden transmitir y recibir a la vez a través de la misma antena.</text:p>
      <text:p text:style-name="P1"/>
      <text:p text:style-name="P1"/>
      <text:p text:style-name="P1">Busca e investiga cómo poder solucionar este problema en las redes IEEE 802.11.</text:p>
      <text:p text:style-name="P1"/>
      <text:p text:style-name="P1">PISTA: para ello se utilizan dos protocolos.</text:p>
      <text:p text:style-name="P1"/>
      <text:p text:style-name="P1"/>
      <text:p text:style-name="P2"/>
      <text:p text:style-name="P2"><text:span text:style-name="T1">U</text:span>n nodo verifica la ausencia de trafico antes de transmitir en un medio compartido como un canal electrónico o una banda de espectro electromagnético <text:span text:style-name="T1">(mediante CSMA)</text:span></text:p>
      <text:p text:style-name="P2"/>
      <text:p text:style-name="P2"/>
      <text:p text:style-name="P1">El problema del nodo oculto</text:p>
      <text:p text:style-name="P2"/>
      <text:p text:style-name="P2">El problema del terminal oculto surge cuando empiezan a emplearse redes inalámbricas. Los nodos en una red inalámbrica tienen un alcance limitado, por lo que puede ocurrir que los miembros de una misma red no se perciban entre sí (en lenguaje técnico, escucharse) al estar ambos en diferentes áreas de alcance.</text:p>
      <text:p text:style-name="P2"/>
      <text:p text:style-name="P2">De hecho, es completamente factible que dos nodos que no se escuchen quieran llegar al mismo tiempo a otro situado entre ellos, de tal modo que se realicen transmisiones que corren el riesgo de superponerse en el nodo destinatario y, dado el caso, perderse todos los datos (es decir, colisionan). Además, como ninguno de los emisores son conscientes de que se ha producido una colisión, no vuelven a intentar el envío de los datos, pues asumen que han llegado correctamente. CSMA/CA no puede por sí solo eliminar el problema del nodo oculto, para lo que debe recurrir a un protocolo complementario: RTS/CTS (Request to Send y Clear to Send).</text:p>
      <text:p text:style-name="P2"/>
      <text:p text:style-name="P3"/>
      <text:p text:style-name="P3"/>
      <text:p text:style-name="P3">Como el protocolo CSMA/CA no es perfecto por sí solo, se han llevado a cabo algunas acciones con la intención de subsanar sus puntos débiles. Se han desarrollado dos procesos que persiguen un acceso múltiple coordinado, si bien, por motivos diversos, apenas se aplican. El acceso múltiple coordinado establece un sistema de coordinación centralizado, por lo que el derecho de acceso de las estaciones independientes al medio no se coordina entre ellas, sino que lo hace un punto de acceso (access point), como puede ser un router WLAN.</text:p>
      <text:p text:style-name="P3"/>
      <text:p text:style-name="P3"/>
      <text:p text:style-name="P4"><text:span text:style-name="T2">Point Coordination Function (PCF)</text:span></text:p>
      <text:p text:style-name="P3"/>
      <text:p text:style-name="P3">La función de coordinación centralizada (PCF) se usa de forma adicional en el protocolo CSMA/CA y sustituye o complementa a la función de coordinación distribuida (DCF). El punto de acceso (AP) funciona como coordinador y controla las estaciones de una misma red, por lo que se encarga de gestionar la ocupación del medio de transmisión. Para establecer el orden de las estaciones individuales, cada AP cuenta con un mecanismo de polling (sondeo).</text:p>
      <text:p text:style-name="P3"/>
      <text:p text:style-name="P3">Con este mecanismo se pregunta a cada nodo, bien uno tras otro, bien por orden de prioridad, si quiere llevar a cabo la transmisión. Antes de que AP inicie esta actividad, se inicia un tiempo de espera, que se conoce como PIFS. En la función de coordinación centralizada la trama PCF Interframe Space tiene una ranura menos que DIFS y, por tanto, su prioridad es mayor. Es decir, PCF se inicia antes que DCF.</text:p>
      <text:p text:style-name="P3"/>
      <text:p text:style-name="P3"><text:soft-page-break/>La función PCF sirve de pieza adicional para solucionar el problema del nodo escondido. Si se consigue colocar el punto de acceso como corresponde, este alcanza toda la red. Y es que con PCF no es necesario que los miembros de una red puedan escucharse unos a otros, pues basta con que el punto de acceso se posicione en el medio y alcance a todas las estaciones.</text:p>
      <text:p text:style-name="P3"/>
      <text:p text:style-name="P3">No obstante, si se recurre a la función de coordinación centralizada aparece otro obstáculo: todos los nodos de la red tienen que admitir la PCF para poder usar esta función, y como se puede sospechar, no siempre es el caso. Cuando los dispositivos no pueden participar en este proceso, la PCF los ignora. Por este motivo, se ha desarrollado un sistema con el que es posible alternar las funciones PCF y DCF para ofrecer a todos los dispositivos de la red la posibilidad de realizar una transmisión. Para ello el punto de acceso ofrece dos periodos de tiempo. Por un lado, se distingue el Contention Free Period (CFP) o periodo libres de conflicto, en el que la PCF garantiza un acceso múltiple coordinado y el Contenion Period (CP) o periodo con conflictos que se aplica con la DCF y que evita las colisiones, como ya se ha descrito en apartados anteriores. Esta alternancia se produce gracias a una trama beacon que el coordinador dirige a todas las estaciones.</text:p>
      <text:p text:style-name="P3"/>
      <text:p text:style-name="P5">Hybrid Coordination Function Controlled Channel Access (HCCA)</text:p>
      <text:p text:style-name="P3"/>
      <text:p text:style-name="P3">Las funciones de PCF y DFC se mejoran con dos métodos que tratan de establecer prioridad en las transmisiones en función del tipo de información que se quiera enviar. Se puede distinguir entre HCF Controlled Channel Access (HCCA) y Enhanced Distributed Channel Access (EDCA).</text:p>
      <text:p text:style-name="P3"/>
      <text:p text:style-name="P3">Hybrid Coordination Function Controlled Channel Access (HCCA) toma como referencia el método PCF y lo amplía. HCCA establece un punto de acceso (AP) que se corresponde con el Hybrid Coordinator, que recoge información sobre las Traffic Categories (TC) que cada estación le especifica. De este modo controla quién envía los datos y cuándo puede hacerlo en función de su prioridad. Todo ello es posible gracias a un periodo llamado Controlled Access Phase, que permite al punto de acceso de HCCA cambiar de CP a CFP en cualquier momento.</text:p>
      <text:p text:style-name="P3"/>
      <text:p text:style-name="P3">Además, el coordinador híbrido puede dar un periodo de transmisión conocido como Transmit Opportunity (TXOP). Con este término se describe el periodo de tiempo en el que le emisor no solo envía una trama, sino tantas como se permitan en la duración de TXOP. Si una trama es muy larga para un periodo determinado, esta ha de dividirse y enviarse en diferentes partes. Con TXOP se evita el retardo de algunas estaciones.</text:p>
      <text:p text:style-name="P3"/>
      <text:p text:style-name="P3">Cuando se inicia un periodo de contención (CP) se activa el enhanced distributed channel access (EDCA). También en EDCA se establece un orden de prioridades, orden que no se organiza de forma centralizada, sino que son las estaciones las que se coordinan entre sí, como ocurre en la función de coordinación distribuida. Los puntos del nodo que tengan que transmitir el tráfico de datos con mayor importancia no deben esperar el DIFS completo. En su lugar estas estaciones solo esperan un tiempo denominado Arbitration Interframe Space (AIFS), que varía dependiendo de la prioridad de la información y se numera sucesivamente. Así, AIFS1 tiene la máxima prioridad y es más corta que DIFS pero más larga que SIFS. También en EDCA se puede aplicar TX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1:33:25.565192328</meta:creation-date>
    <meta:generator>LibreOffice/6.0.7.3$Linux_X86_64 LibreOffice_project/00m0$Build-3</meta:generator>
    <dc:date>2019-04-10T11:59:16.838731578</dc:date>
    <meta:editing-duration>PT15M29S</meta:editing-duration>
    <meta:editing-cycles>4</meta:editing-cycles>
    <meta:document-statistic meta:table-count="0" meta:image-count="0" meta:object-count="0" meta:page-count="2" meta:paragraph-count="19" meta:word-count="1062" meta:character-count="6288" meta:non-whitespace-character-count="5245"/>
  </office:meta>
</office:document-meta>
</file>